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6pt"/>
    </style:style>
    <style:style style:name="co2" style:family="table-column">
      <style:table-column-properties fo:break-before="auto" style:column-width="275.56pt"/>
    </style:style>
    <style:style style:name="co3" style:family="table-column">
      <style:table-column-properties fo:break-before="auto" style:column-width="386.76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295.65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7.25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16.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99pt groove #000080" style:vertical-align="middle"/>
      <style:paragraph-properties fo:text-align="center"/>
      <style:text-properties fo:color="#ffffff" style:font-name="Sawasdee" fo:font-size="18pt" style:text-underline-style="none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666666" style:text-align-source="fix" style:repeat-content="false" fo:border-left="0.99pt solid #ffffff" fo:border-right="0.99pt solid #ffffff" fo:border-top="none"/>
      <style:paragraph-properties fo:text-align="center" fo:margin-left="0p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wrap-option="wrap" fo:border="0.06pt solid #ffffff" style:vertical-align="top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808080" fo:wrap-option="wrap" fo:border="0.06pt solid #ffffff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ackground-color="#808080" fo:border="0.06pt solid #ffffff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808080" fo:border="0.06pt solid #ffffff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06pt solid #ffffff"/>
      <style:text-properties fo:color="#ffffff"/>
    </style:style>
    <style:style style:name="ce8" style:family="table-cell" style:parent-style-name="Default">
      <style:table-cell-properties fo:border-bottom="none" fo:background-color="#666666" style:text-align-source="fix" style:repeat-content="false" fo:border-left="none" fo:border-right="0.06pt solid #ffffff" fo:border-top="none"/>
      <style:paragraph-properties fo:text-align="center" fo:margin-left="0pt"/>
      <style:text-properties fo:color="#ffffff" style:font-name="Sawasd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wrap-option="wra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to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order-bottom="none" fo:border-left="0.99pt groove #000000" fo:border-right="none" fo:border-top="none"/>
    </style:style>
    <style:style style:name="ce16" style:family="table-cell" style:parent-style-name="Default">
      <style:table-cell-properties fo:border-bottom="none" fo:background-color="#808080" style:text-align-source="fix" style:repeat-content="false" fo:border-left="0.99pt groove #000000" fo:border-right="none" fo:border-top="none"/>
      <style:paragraph-properties fo:text-align="center" fo:margin-left="0pt"/>
      <style:text-properties fo:color="#ffffff" style:font-name="Sawasdee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none" fo:background-color="#fff200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none" fo:background-color="#faa61a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ce1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YECTO OZONO [o3]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deas</text:p>
          </table:table-cell>
          <table:table-cell table:style-name="ce8" office:value-type="string" calcext:value-type="string">
            <text:p>Datos</text:p>
          </table:table-cell>
          <table:table-cell table:style-name="ce8" office:value-type="string" calcext:value-type="string">
            <text:p>Visualización</text:p>
          </table:table-cell>
          <table:table-cell table:style-name="ce8" office:value-type="string" calcext:value-type="string">
            <text:p>Documentos</text:p>
          </table:table-cell>
          <table:table-cell table:style-name="ce8" office:value-type="string" calcext:value-type="string">
            <text:p>Herramientas</text:p>
          </table:table-cell>
          <table:table-cell table:style-name="ce16" office:value-type="string" calcext:value-type="string">
            <text:p>Leyen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“Punta de lanza” : Gráfica estadística datos contaminacion antes confinamiento vs confinamiento</text:p>
          </table:table-cell>
          <table:table-cell table:style-name="ce9" office:value-type="string" calcext:value-type="string">
            <text:p><text:a xlink:href="../../../../egob/menuitem.c05c1f754a33a9fbe4b2e4b284f1a5a0/%3Fvgnextoid=aecb88a7e2b73410Vgn…" xlink:type="simple">Datos Brutos</text:a> Desde 2013 que es hasta donde tenemos el calendario de laborables. Se puede escarlar </text:p>
          </table:table-cell>
          <table:table-cell table:style-name="ce3" office:value-type="string" calcext:value-type="string">
            <text:p>Librería pandas para graficos de visualización</text:p>
          </table:table-cell>
          <table:table-cell table:style-name="ce14" office:value-type="string" calcext:value-type="string">
            <text:p>Documentación presentación proyecto</text:p>
          </table:table-cell>
          <table:table-cell table:style-name="ce4" office:value-type="string" calcext:value-type="string">
            <text:p><text:a xlink:href="https://github.com/rulicering/Proyecto_Ozono" xlink:type="simple">GitHub - Proyecto Ozono</text:a></text:p>
          </table:table-cell>
          <table:table-cell table:style-name="ce17" office:value-type="string" calcext:value-type="string">
            <text:p>INICIADO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Mapa de Madrid con estaciones de medimiento y colores - &gt; MatplotLib o Geopandas<text:a xlink:href="http://www.geomapik.com/desarrollo-programacion-gis/mapas-con-python-geopandas-matplotlib/" xlink:type="simple">Mapa de Madrid con estaciones de medimiento y colores - &gt; MatplotLib o Geopandas</text:a></text:p>
          </table:table-cell>
          <table:table-cell table:style-name="ce10" office:value-type="string" calcext:value-type="string">
            <text:p>Tratamiento datos incorrectos → Nulos no agregan</text:p>
          </table:table-cell>
          <table:table-cell table:style-name="ce4" office:value-type="string" calcext:value-type="string">
            <text:p>Gráficos interactivos</text:p>
          </table:table-cell>
          <table:table-cell table:style-name="ce10" office:value-type="string" calcext:value-type="string">
            <text:p>“Punta de lanza”: Proceso seguido + Diagrama UML pasos seguidos</text:p>
          </table:table-cell>
          <table:table-cell table:style-name="ce4" office:value-type="string" calcext:value-type="string">
            <text:p>Pyhton</text:p>
          </table:table-cell>
          <table:table-cell table:style-name="ce18" office:value-type="string" calcext:value-type="string">
            <text:p>PENDIENT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Rachas con sustancias por encima de umbrales nocivos</text:p>
          </table:table-cell>
          <table:table-cell table:style-name="ce10" office:value-type="string" calcext:value-type="string">
            <text:p>Incluir columna (IC) de si debiera de activarse protocolo y cual ( indexarlos)</text:p>
          </table:table-cell>
          <table:table-cell table:style-name="ce4" office:value-type="string" calcext:value-type="string">
            <text:p>Color columnas escala Verde/Amarillo/Rojo o lo que sea dependiendo de los niveles de esa sustancia</text:p>
          </table:table-cell>
          <table:table-cell table:style-name="ce10" office:value-type="string" calcext:value-type="string">
            <text:p>Documentacion magnitudes, umbrales nocivos, umbrales protocolo contaminacion Madrid + <text:s/>Estaciones de medida</text:p>
          </table:table-cell>
          <table:table-cell table:style-name="ce4" office:value-type="string" calcext:value-type="string">
            <text:p>Spark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omparar niveles sustancias con días de activación de protocolo anticontaminación</text:p>
          </table:table-cell>
          <table:table-cell table:style-name="ce10" office:value-type="string" calcext:value-type="string">
            <text:p>IC “Confinamiento” [1/0] → A mano</text:p>
          </table:table-cell>
          <table:table-cell table:style-name="ce4"/>
          <table:table-cell table:style-name="ce10"/>
          <table:table-cell table:style-name="ce4" office:value-type="string" calcext:value-type="string">
            <text:p>Gestor Tareas (BELÉN)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Crear un servicio que automatice la descarga e inclusión de nuevos datos en el motor</text:p>
          </table:table-cell>
          <table:table-cell table:style-name="ce10" office:value-type="string" calcext:value-type="string">
            <text:p>IIC “Día de la semana” [L,M,X,J,V,S,D] →[1]1º añadir columna dia númerico 2ª utilizando modulos sacar dia de la semana 0,1,2,3,4,5,6 y sumarle 1. 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Logo (ANDREA)</text:p>
          </table:table-cell>
          <table:table-cell table:style-name="ce10" office:value-type="string" calcext:value-type="string">
            <text:p>IC “Fecha” → Viene bien para incluir datos de laboral,lectivo, festivo/ confinamiento/ protocolos/ clima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/>
          <table:table-cell table:style-name="ce22"/>
        </table:table-row>
        <table:table-row table:style-name="ro6">
          <table:table-cell table:style-name="ce4" office:value-type="string" calcext:value-type="string">
            <text:p>Predicciones a 7 días ( Clima + Datos contaminacion)</text:p>
          </table:table-cell>
          <table:table-cell table:style-name="ce10" office:value-type="string" calcext:value-type="string">
            <text:p><text:a xlink:href="https://datos.madrid.es/portal/site/egob/menuitem.c05c1f754a33a9fbe4b2e4b284f1a5a0/?vgnextoid=9f710c96da3f9510VgnVCM2000001f4a900aRCRD&amp;vgnextchannel=374512b9ace9f310VgnVCM100000171f5a0aRCRD&amp;vgnextfmt=default#" xlink:type="simple">IC "Laboral" [1/0]</text:a>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Estimaciones reducciones de trafico → Reducciones sustancias ( Niños al colegio sin coche, teletrabajo)</text:p>
          </table:table-cell>
          <table:table-cell table:style-name="ce10" office:value-type="string" calcext:value-type="string">
            <text:p>IC “Lectivo” [1/0] &gt; a mano incluir en el csv anterior [No me gusta] <text:a xlink:href="https://www.educa2.madrid.org/web/calendario-escolar-de-la-comunidad-de-madrid/2019-20" xlink:type="simple">Calendario escolar</text:a>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Utilizar varios modelos predictivos, ponderar resultados por precision e incluir datos finales en la predicción</text:p>
          </table:table-cell>
          <table:table-cell table:style-name="ce10" office:value-type="string" calcext:value-type="string">
            <text:p>Obtener datos clima + predicciones a 7 dias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Twitter + Correo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Buscar concursos/presentaciones proyectos por parte de la Comunidad de Madrid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Youtube/Twitch → Retrasmitir datos en directo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Evaluar las predicciones pasadas → Tweet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Comparar niveles contaminacion → Muertes por motivos cardiorespiratorios</text:p>
          </table:table-cell>
          <table:table-cell table:style-name="ce11"/>
          <table:table-cell table:style-name="ce4"/>
          <table:table-cell table:style-name="ce11"/>
          <table:table-cell table:style-name="ce5"/>
          <table:table-cell table:style-name="ce20"/>
          <table:table-cell table:number-columns-repeated="2"/>
        </table:table-row>
        <table:table-row table:style-name="ro7" table:number-rows-repeated="6"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1"/>
          <table:table-cell table:number-columns-repeated="2"/>
        </table:table-row>
        <table:table-row table:style-name="ro7">
          <table:table-cell table:style-name="ce6"/>
          <table:table-cell table:style-name="ce13"/>
          <table:table-cell table:style-name="ce6"/>
          <table:table-cell table:style-name="ce13"/>
          <table:table-cell/>
          <table:table-cell table:style-name="ce21"/>
          <table:table-cell table:number-columns-repeated="2"/>
        </table:table-row>
        <table:table-row table:style-name="ro7" table:number-rows-repeated="1048552">
          <table:table-cell table:number-columns-repeated="8"/>
        </table:table-row>
        <table:table-row table:style-name="ro7"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3:31.410334529</meta:creation-date>
    <dc:date>2020-04-09T16:26:24.735923510</dc:date>
    <meta:editing-duration>PT20M19S</meta:editing-duration>
    <meta:editing-cycles>3</meta:editing-cycles>
    <meta:generator>LibreOffice/6.0.7.3$Linux_X86_64 LibreOffice_project/00m0$Build-3</meta:generator>
    <meta:document-statistic meta:table-count="1" meta:cell-count="42" meta:object-count="0"/>
  </office:meta>
</office:document-meta>
</file>